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oudy Old Style" svg:font-family="'Goudy Old Style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Kozuka Gothic Pr6N B" svg:font-family="'Kozuka Gothic Pr6N B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101cm" style:contextual-spacing="false"/>
      <style:text-properties style:font-name="Calibri1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Calibri1" fo:font-size="12pt" style:font-size-asian="12pt" style:font-name-complex="Times New Roman1" style:font-size-complex="12pt"/>
    </style:style>
    <style:style style:name="P3" style:family="paragraph" style:parent-style-name="Heading_20_2">
      <style:paragraph-properties fo:margin-top="0cm" fo:margin-bottom="0.101cm" style:contextual-spacing="false"/>
      <style:text-properties style:font-name="Calibri1" fo:font-size="12pt" officeooo:rsid="000bf57f" officeooo:paragraph-rsid="000bf57f" style:font-size-asian="12pt" style:font-name-complex="Times New Roman1" style:font-size-complex="12pt"/>
    </style:style>
    <style:style style:name="P4" style:family="paragraph" style:parent-style-name="Normal_20__28_Web_29_">
      <style:paragraph-properties fo:margin-top="0cm" fo:margin-bottom="0.101cm" style:contextual-spacing="false"/>
      <style:text-properties style:font-name="Calibri1"/>
    </style:style>
    <style:style style:name="P5" style:family="paragraph" style:parent-style-name="Standard">
      <style:paragraph-properties fo:margin-top="0cm" fo:margin-bottom="0.101cm" style:contextual-spacing="false"/>
    </style:style>
    <style:style style:name="P6" style:family="paragraph" style:parent-style-name="Standard">
      <style:paragraph-properties fo:margin-top="0cm" fo:margin-bottom="0.101cm" style:contextual-spacing="false" fo:line-height="100%"/>
      <style:text-properties style:font-name="Calibri1"/>
    </style:style>
    <style:style style:name="P7" style:family="paragraph" style:parent-style-name="Standard">
      <style:paragraph-properties fo:margin-top="0cm" fo:margin-bottom="0.101cm" style:contextual-spacing="false" fo:line-height="100%" fo:text-align="start" style:justify-single-word="false"/>
      <style:text-properties style:font-name="Calibri1" officeooo:paragraph-rsid="0016e302"/>
    </style:style>
    <style:style style:name="P8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style:font-name="Calibri1"/>
    </style:style>
    <style:style style:name="P9" style:family="paragraph" style:parent-style-name="Standard">
      <style:paragraph-properties fo:margin-top="0cm" fo:margin-bottom="0.101cm" style:contextual-spacing="false" fo:line-height="100%"/>
      <style:text-properties style:font-name="Calibri1" officeooo:paragraph-rsid="0009f91d"/>
    </style:style>
    <style:style style:name="P10" style:family="paragraph" style:parent-style-name="Standard">
      <style:paragraph-properties fo:margin-top="0cm" fo:margin-bottom="0.101cm" style:contextual-spacing="false" fo:line-height="100%" fo:text-align="end" style:justify-single-word="false"/>
      <style:text-properties style:font-name="Calibri1" fo:font-size="12pt" fo:font-weight="normal" officeooo:rsid="00156a2f" officeooo:paragraph-rsid="0017abb5" style:font-name-asian="Kozuka Gothic Pr6N B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style:font-name="Calibri1" fo:font-size="12pt" fo:font-weight="bold" officeooo:rsid="0009f91d" officeooo:paragraph-rsid="0009f91d" style:font-name-asian="Kozuka Gothic Pr6N B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.101cm" style:contextual-spacing="false" fo:line-height="100%" fo:text-align="start" style:justify-single-word="false"/>
      <style:text-properties style:font-name="Calibri1" fo:font-size="12pt" officeooo:rsid="0009f91d" officeooo:paragraph-rsid="0009f91d" style:font-name-asian="Kozuka Gothic Pr6N B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.101cm" style:contextual-spacing="false" fo:line-height="100%"/>
      <style:text-properties style:font-name="Calibri1" fo:font-size="12pt" style:font-name-asian="Kozuka Gothic Pr6N B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.101cm" style:contextual-spacing="false"/>
      <style:text-properties style:font-name="Calibri1" fo:font-size="12pt" officeooo:rsid="000bf57f" officeooo:paragraph-rsid="000bf57f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.101cm" style:contextual-spacing="false" fo:line-height="100%"/>
      <style:text-properties style:font-name="Calibri1" fo:font-size="12pt" fo:font-style="italic" fo:font-weight="normal" style:font-name-asian="Kozuka Gothic Pr6N B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6" style:family="paragraph" style:parent-style-name="Standard">
      <style:paragraph-properties fo:margin-top="0cm" fo:margin-bottom="0.101cm" style:contextual-spacing="false" fo:line-height="100%"/>
      <style:text-properties style:font-name="Calibri1" officeooo:rsid="00115091" officeooo:paragraph-rsid="001305b0"/>
    </style:style>
    <style:style style:name="P17" style:family="paragraph" style:parent-style-name="Standard">
      <style:paragraph-properties fo:margin-top="0cm" fo:margin-bottom="0.101cm" style:contextual-spacing="false" fo:padding-left="0cm" fo:padding-right="0cm" fo:padding-top="0cm" fo:padding-bottom="0.035cm" fo:border-left="none" fo:border-right="none" fo:border-top="none" fo:border-bottom="0.26pt solid #000000"/>
      <style:text-properties fo:font-variant="small-caps" fo:color="#000000" loext:opacity="100%" style:font-name="Calibri1" fo:font-size="12pt" style:font-name-asian="Kozuka Gothic Pr6N B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.101cm" style:contextual-spacing="false" fo:padding-left="0cm" fo:padding-right="0cm" fo:padding-top="0cm" fo:padding-bottom="0.035cm" fo:border-left="none" fo:border-right="none" fo:border-top="none" fo:border-bottom="0.26pt solid #000000"/>
      <style:text-properties style:font-name="Calibri1"/>
    </style:style>
    <style:style style:name="P19" style:family="paragraph" style:parent-style-name="Standard">
      <style:paragraph-properties fo:margin-top="0cm" fo:margin-bottom="0.101cm" style:contextual-spacing="false" fo:padding-left="0cm" fo:padding-right="0cm" fo:padding-top="0cm" fo:padding-bottom="0.035cm" fo:border-left="none" fo:border-right="none" fo:border-top="none" fo:border-bottom="0.26pt solid #000000"/>
      <style:text-properties style:font-name="Calibri1" officeooo:paragraph-rsid="00156a2f"/>
    </style:style>
    <style:style style:name="P20" style:family="paragraph" style:parent-style-name="Standard">
      <style:paragraph-properties fo:margin-top="0cm" fo:margin-bottom="0.101cm" style:contextual-spacing="false" fo:padding-left="0cm" fo:padding-right="0cm" fo:padding-top="0cm" fo:padding-bottom="0.035cm" fo:border-left="none" fo:border-right="none" fo:border-top="none" fo:border-bottom="0.26pt solid #000000"/>
      <style:text-properties style:font-name="Calibri1" officeooo:rsid="00156a2f" officeooo:paragraph-rsid="00156a2f"/>
    </style:style>
    <style:style style:name="P21" style:family="paragraph" style:parent-style-name="Standard" style:master-page-name="Standard">
      <style:paragraph-properties fo:margin-top="0cm" fo:margin-bottom="0.101cm" style:contextual-spacing="false" fo:line-height="100%" fo:text-align="start" style:justify-single-word="false" style:page-number="auto"/>
      <style:text-properties style:font-name="Calibri1" officeooo:paragraph-rsid="0016e302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1" fo:font-size="12pt" style:font-name-asian="Kozuka Gothic Pr6N B" style:font-size-asian="12pt" style:font-name-complex="Times New Roman1" style:font-size-complex="12pt"/>
    </style:style>
    <style:style style:name="P23" style:family="paragraph" style:parent-style-name="Standard">
      <loext:graphic-properties draw:fill="none"/>
      <style:paragraph-properties fo:margin-left="1cm" fo:margin-right="0cm" fo:margin-top="0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1"/>
    </style:style>
    <style:style style:name="P24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2pt" style:font-name-asian="Kozuka Gothic Pr6N B" style:font-size-asian="12pt" style:font-name-complex="Times New Roman1" style:font-size-complex="12pt"/>
    </style:style>
    <style:style style:name="P25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2pt" officeooo:paragraph-rsid="0009f91d" style:font-name-asian="Kozuka Gothic Pr6N B" style:font-size-asian="12pt" style:font-name-complex="Times New Roman1" style:font-size-complex="12pt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2pt" style:font-name-asian="Kozuka Gothic Pr6N B" style:font-size-asian="12pt" style:font-name-complex="Times New Roman1" style:font-size-complex="12pt"/>
    </style:style>
    <style:style style:name="T1" style:family="text">
      <style:text-properties fo:font-variant="small-caps" fo:color="#000000" loext:opacity="100%" fo:font-size="12pt" officeooo:rsid="00069d5a" style:font-name-asian="Kozuka Gothic Pr6N B" style:font-size-asian="12pt" style:font-name-complex="Times New Roman1" style:font-size-complex="12pt"/>
    </style:style>
    <style:style style:name="T2" style:family="text">
      <style:text-properties style:font-name-asian="Kozuka Gothic Pr6N B"/>
    </style:style>
    <style:style style:name="T3" style:family="text">
      <style:text-properties fo:font-style="italic" style:font-name-asian="Kozuka Gothic Pr6N B" style:font-style-asian="italic"/>
    </style:style>
    <style:style style:name="T4" style:family="text">
      <style:text-properties fo:font-weight="bold" style:font-name-asian="Kozuka Gothic Pr6N B" style:font-weight-asian="bold" style:font-weight-complex="bold"/>
    </style:style>
    <style:style style:name="T5" style:family="text">
      <style:text-properties fo:font-size="12pt" style:font-name-asian="Kozuka Gothic Pr6N B" style:font-size-asian="12pt" style:font-name-complex="Times New Roman1" style:font-size-complex="12pt"/>
    </style:style>
    <style:style style:name="T6" style:family="text">
      <style:text-properties fo:font-size="12pt" officeooo:rsid="000cdf5b" style:font-name-asian="Kozuka Gothic Pr6N B" style:font-size-asian="12pt" style:font-name-complex="Times New Roman1" style:font-size-complex="12pt"/>
    </style:style>
    <style:style style:name="T7" style:family="text">
      <style:text-properties fo:font-size="12pt" officeooo:rsid="000d92d3" style:font-name-asian="Kozuka Gothic Pr6N B" style:font-size-asian="12pt" style:font-name-complex="Times New Roman1" style:font-size-complex="12pt"/>
    </style:style>
    <style:style style:name="T8" style:family="text">
      <style:text-properties fo:font-size="12pt" officeooo:rsid="00134a0c" style:font-name-asian="Kozuka Gothic Pr6N B" style:font-size-asian="12pt" style:font-name-complex="Times New Roman1" style:font-size-complex="12pt"/>
    </style:style>
    <style:style style:name="T9" style:family="text">
      <style:text-properties fo:font-size="12pt" style:font-size-asian="12pt" style:font-name-complex="Times New Roman1" style:font-size-complex="12pt"/>
    </style:style>
    <style:style style:name="T10" style:family="text">
      <style:text-properties fo:font-size="12pt" fo:font-weight="bold" style:font-name-asian="Kozuka Gothic Pr6N B" style:font-size-asian="12pt" style:font-weight-asian="bold" style:font-name-complex="Times New Roman1" style:font-size-complex="12pt"/>
    </style:style>
    <style:style style:name="T11" style:family="text">
      <style:text-properties fo:font-size="12pt" fo:font-weight="bold" style:font-name-asian="Kozuka Gothic Pr6N B" style:font-size-asian="12pt" style:font-weight-asian="bold" style:font-name-complex="Times New Roman1" style:font-size-complex="12pt" style:font-weight-complex="bold"/>
    </style:style>
    <style:style style:name="T12" style:family="text">
      <style:text-properties fo:font-size="12pt" fo:font-weight="bold" officeooo:rsid="0008aa52" style:font-name-asian="Kozuka Gothic Pr6N B" style:font-size-asian="12pt" style:font-weight-asian="bold" style:font-name-complex="Times New Roman1" style:font-size-complex="12pt"/>
    </style:style>
    <style:style style:name="T13" style:family="text">
      <style:text-properties fo:font-size="12pt" fo:font-weight="bold" officeooo:rsid="00156a2f" style:font-name-asian="Kozuka Gothic Pr6N B" style:font-size-asian="12pt" style:font-weight-asian="bold" style:font-name-complex="Times New Roman1" style:font-size-complex="12pt"/>
    </style:style>
    <style:style style:name="T14" style:family="text">
      <style:text-properties fo:font-size="12pt" fo:font-weight="normal" style:font-name-asian="Kozuka Gothic Pr6N B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size="12pt" fo:font-weight="normal" officeooo:rsid="0008aa52" style:font-name-asian="Kozuka Gothic Pr6N B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ize="12pt" fo:font-weight="normal" officeooo:rsid="00156a2f" style:font-name-asian="Kozuka Gothic Pr6N B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font-size="12pt" fo:font-weight="normal" officeooo:rsid="00197973" style:font-name-asian="Kozuka Gothic Pr6N B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font-size="12pt" fo:font-style="italic" style:font-name-asian="Kozuka Gothic Pr6N B" style:font-size-asian="12pt" style:font-style-asian="italic" style:font-name-complex="Times New Roman1" style:font-size-complex="12pt"/>
    </style:style>
    <style:style style:name="T19" style:family="text">
      <style:text-properties style:font-name="Calibri1" fo:font-size="12pt" style:font-name-asian="Kozuka Gothic Pr6N B" style:font-size-asian="12pt" style:font-name-complex="Times New Roman1" style:font-size-complex="12pt"/>
    </style:style>
    <style:style style:name="T20" style:family="text">
      <style:text-properties style:font-name="Calibri1" fo:font-size="12pt" fo:font-weight="bold" officeooo:rsid="0008aa52" style:font-name-asian="Kozuka Gothic Pr6N B" style:font-size-asian="12pt" style:font-weight-asian="bold" style:font-name-complex="Times New Roman1" style:font-size-complex="12pt"/>
    </style:style>
    <style:style style:name="T21" style:family="text">
      <style:text-properties style:font-name="Calibri1" fo:font-size="12pt" fo:font-weight="bold" officeooo:rsid="00156a2f" style:font-name-asian="Kozuka Gothic Pr6N B" style:font-size-asian="12pt" style:font-weight-asian="bold" style:font-name-complex="Times New Roman1" style:font-size-complex="12pt"/>
    </style:style>
    <style:style style:name="T22" style:family="text">
      <style:text-properties style:font-name="Calibri1" fo:font-size="12pt" fo:font-weight="normal" officeooo:rsid="00156a2f" style:font-name-asian="Kozuka Gothic Pr6N B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Calibri1" fo:font-size="12pt" fo:font-weight="normal" officeooo:rsid="0008aa52" style:font-name-asian="Kozuka Gothic Pr6N B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Calibri1" fo:font-size="12pt" fo:font-weight="normal" officeooo:rsid="00197973" style:font-name-asian="Kozuka Gothic Pr6N B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Calibri1" fo:font-size="12pt" style:font-size-asian="12pt" style:font-name-complex="Times New Roman1" style:font-size-complex="12pt"/>
    </style:style>
    <style:style style:name="T26" style:family="text">
      <style:text-properties style:font-name="Calibri1" fo:font-size="12pt" officeooo:rsid="000bf57f" style:font-size-asian="12pt" style:font-name-complex="Times New Roman1" style:font-size-complex="12pt"/>
    </style:style>
    <style:style style:name="T27" style:family="text">
      <style:text-properties style:font-name="Calibri1" fo:font-size="14pt" fo:font-weight="bold" officeooo:rsid="00069d5a" style:font-name-asian="Kozuka Gothic Pr6N B" style:font-size-asian="14pt" style:font-weight-asian="bold" style:font-name-complex="Times New Roman1" style:font-size-complex="14pt"/>
    </style:style>
    <style:style style:name="T28" style:family="text">
      <style:text-properties style:font-name="Calibri1" fo:font-size="14pt" fo:font-weight="bold" officeooo:rsid="0008aa52" style:font-name-asian="Kozuka Gothic Pr6N B" style:font-size-asian="14pt" style:font-weight-asian="bold" style:font-name-complex="Times New Roman1" style:font-size-complex="14pt"/>
    </style:style>
    <style:style style:name="T29" style:family="text">
      <style:text-properties fo:font-size="14pt" fo:font-weight="bold" officeooo:rsid="00069d5a" style:font-name-asian="Kozuka Gothic Pr6N B" style:font-size-asian="14pt" style:font-weight-asian="bold" style:font-name-complex="Times New Roman1" style:font-size-complex="14pt"/>
    </style:style>
    <style:style style:name="T30" style:family="text">
      <style:text-properties fo:font-size="14pt" fo:font-weight="bold" officeooo:rsid="0008aa52" style:font-name-asian="Kozuka Gothic Pr6N B" style:font-size-asian="14pt" style:font-weight-asian="bold" style:font-name-complex="Times New Roman1" style:font-size-complex="14pt"/>
    </style:style>
    <style:style style:name="T31" style:family="text">
      <style:text-properties officeooo:rsid="0017abb5"/>
    </style:style>
    <style:style style:name="T32" style:family="text">
      <style:text-properties style:font-name="Calibri1"/>
    </style:style>
    <style:style style:name="T33" style:family="text">
      <style:text-properties officeooo:rsid="001ac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9">Ashley E. Latime</text:span><text:span text:style-name="T30">r <text:tab/></text:span><text:span text:style-name="T12"><text:tab/><text:tab/><text:tab/><text:tab/><text:tab/><text:tab/></text:span><text:span text:style-name="T15"> <text:s/></text:span><text:span text:style-name="T13">Aela Wild Animates <text:s text:c="3"/></text:span><text:span text:style-name="T16">aelawild.com</text:span></text:p>
      <text:p text:style-name="P7"><text:bookmark-start text:name="CV"/><text:span text:style-name="T5">latimer.ae@gmail.com<text:tab/><text:tab/><text:tab/><text:tab/><text:tab/><text:tab/> <text:s text:c="4"/></text:span><text:span text:style-name="T16">@aela_wild </text:span><text:span text:style-name="T17">on </text:span><text:span text:style-name="T16">Twitter, Instagram </text:span></text:p>
      <text:p text:style-name="P10">You<text:span text:style-name="T31">T</text:span>ube https://bit.ly/3EBRgrC</text:p>
      <text:p text:style-name="P8"/>
      <text:p text:style-name="P11">About</text:p>
      <text:p text:style-name="P12">Ashley Latimer is a stop motion animator with a PhD in vertebrate paleontology. Her animation specialty is scientific outreach. She is a multinational fluent in French and English.</text:p>
      <text:p text:style-name="P12"/>
      <text:h text:style-name="P3" text:outline-level="2">Filmography</text:h>
      <text:p text:style-name="P14">Stars of Stone (2021)</text:p>
      <text:p text:style-name="P5"><text:span text:style-name="T9"><text:tab/></text:span>Rook finds a mysterious fossil and follows the trail, <text:span text:style-name="T33">learning about the weird animals called</text:span> crinoids.</text:p>
      <text:h text:style-name="P2" text:outline-level="2"/>
      <text:h text:style-name="P1" text:outline-level="2"><text:span text:style-name="T9">E</text:span><text:span text:style-name="T1">ducation</text:span></text:h>
      <text:p text:style-name="P6"><text:span text:style-name="T5">2014-2018 </text:span><text:span text:style-name="T11">PhD </text:span><text:span text:style-name="T14">Evolutionary Biology, Paleontology </text:span></text:p>
      <text:p text:style-name="P24">The University of Zurich, Department of Paleontology</text:p>
      <text:p text:style-name="P22">From Trees to Seas: Phylogeny and Ecology as Predictors for Semicircular Canal Morphology</text:p>
      <text:p text:style-name="P9"><text:span text:style-name="T5">2011-2014 </text:span><text:span text:style-name="T11">MSc </text:span><text:span text:style-name="T14">Geological Sciences, Paleontology</text:span><text:span text:style-name="T10"> </text:span></text:p>
      <text:p text:style-name="P25">The University of Texas at Austin, Jackson School of Geosciences</text:p>
      <text:p text:style-name="P23"><text:span text:style-name="T5">Redescription of teeth and epithelial plates from the platypus (</text:span><text:span text:style-name="T18">Ornithorhynchus anatinus</text:span><text:span text:style-name="T5">): morphological and evolutionary implications</text:span></text:p>
      <text:p text:style-name="P6"><text:span text:style-name="T5">2008-2011 </text:span><text:span text:style-name="T10">BS </text:span><text:span text:style-name="T14">Geological Sciences, Environmental Geology</text:span><text:span text:style-name="T10"> </text:span></text:p>
      <text:p text:style-name="P24">The University of Texas at Austin, Jackson School of Geosciences</text:p>
      <text:p text:style-name="P22"/>
      <text:h text:style-name="P2" text:outline-level="2">Field Experience</text:h>
      <text:p text:style-name="P6"><text:span text:style-name="T5">Collected Jurassic and Triassic invertebrates, Eastern and Northern </text:span><text:span text:style-name="T10">France</text:span><text:span text:style-name="T5"> 8/2015</text:span></text:p>
      <text:p text:style-name="P6"><text:span text:style-name="T5">Collected Devonian invertebrates, Tafilalt Basin, </text:span><text:span text:style-name="T10">Morocco</text:span><text:span text:style-name="T5"> 3/2015</text:span></text:p>
      <text:p text:style-name="P6"><text:span text:style-name="T5">Overview of Triassic vertebrate localities in Southern </text:span><text:span text:style-name="T10">Germany</text:span><text:span text:style-name="T5"> 8/2014</text:span></text:p>
      <text:p text:style-name="P6"><text:span text:style-name="T5">Collected Miocene vertebrates, Devil’s Graveyard badlands in </text:span><text:span text:style-name="T10">West Texas</text:span><text:span text:style-name="T5">, 1/2014</text:span></text:p>
      <text:p text:style-name="P6"><text:span text:style-name="T5">Collected Cambrian to Silurian echinoderms, localities in </text:span><text:span text:style-name="T10">Oklahoma</text:span><text:span text:style-name="T5">, 8/2013</text:span></text:p>
      <text:p text:style-name="P6"><text:span text:style-name="T5">Controlled excavation of Pleistocene vertebrate material from a stratified </text:span><text:span text:style-name="T6">cave </text:span><text:span text:style-name="T5">deposit in a </text:span><text:span text:style-name="T10">West Texas</text:span><text:span text:style-name="T5"> <text:s/>3/2013</text:span></text:p>
      <text:p text:style-name="P6"><text:span text:style-name="T6">Surface collection of </text:span><text:span text:style-name="T5">Cambrian to Devonian invertebrate communities in Western </text:span><text:span text:style-name="T10">Utah</text:span><text:span text:style-name="T5"> 7/2011</text:span></text:p>
      <text:p text:style-name="P6"><text:span text:style-name="T5">Led undergraduate student field trips for classes in Austin, </text:span><text:span text:style-name="T10">Texas</text:span><text:span text:style-name="T5"> on </text:span><text:span text:style-name="T6">local</text:span><text:span text:style-name="T5"> geology and fossils 2013, 2012, 2011</text:span></text:p>
      <text:p text:style-name="P13"/>
      <text:p text:style-name="P17">Collections and Curatorial Experience</text:p>
      <text:p text:style-name="P6"><text:span text:style-name="T10">Vertebrate Paleontology Laboratory</text:span><text:span text:style-name="T5">, The University of Texas at Austin Pickle Campus, 2012 Responsibilities included cataloging and moving a section of the vertebrate collection, conserving and </text:span><text:soft-page-break/><text:span text:style-name="T5">cross-checking information with the database, physically relocating specimens to new cabinets, accessioning new field material to the collections.</text:span></text:p>
      <text:p text:style-name="P6"><text:span text:style-name="T10">Nonvertebrate Paleontology Laboratory</text:span><text:span text:style-name="T5">, The University of Texas at Austin Pickle Campus, 2010 Responsibilities included photographing collection materials with a light box and camera stand, entering data in collections databases using Specify and Microsoft Access, cleaning and conserving recent endangered and extinct mussel collections, identifying and curating fossil invertebrate material.</text:span></text:p>
      <text:p text:style-name="P13"/>
      <text:p text:style-name="P17">Teaching Appointments</text:p>
      <text:p text:style-name="P15">The University of Zurich</text:p>
      <text:p text:style-name="P6"><text:span text:style-name="T10">Miscellaneous Lectures</text:span><text:span text:style-name="T5"> – Sensory Systems and Skulls, Spring 2014, Fall 2015, Fall 2016</text:span></text:p>
      <text:p text:style-name="P6"><text:span text:style-name="T10">Teaching Assistant,</text:span><text:span text:style-name="T5"> </text:span><text:span text:style-name="T10">Vertebrate morphology</text:span><text:span text:style-name="T5">, Spring 2015, Spring 2016, Spring 2017</text:span></text:p>
      <text:p text:style-name="P13">Responsibilities included writing a lecture and assignment for students, designing and supervising multiple student projects</text:p>
      <text:p text:style-name="P13"/>
      <text:p text:style-name="P15">The University of Texas at Austin</text:p>
      <text:p text:style-name="P6"><text:span text:style-name="T11">Teaching Assistant, Introductory Geology</text:span><text:span text:style-name="T5">, Spring 2013</text:span></text:p>
      <text:p text:style-name="P13">Responsibilities included coordinating two large separate lab groups meeting twice per week, rewriting and updating fossil lab section, driving students to field sites and leading field trips, grading assignments.</text:p>
      <text:p text:style-name="P6"><text:span text:style-name="T10">Head Teaching Assistant</text:span><text:span text:style-name="T5">, </text:span><text:span text:style-name="T10">Paleobiology</text:span><text:span text:style-name="T5">, Fall 2012, Fall 2011</text:span></text:p>
      <text:p text:style-name="P13">Responsibilities included teaching classes of 20 students twice a week on topics across the tree of life, driving students to field sites, designing and writing quizzes and tests, preparing laboratory sections, grading assignments.</text:p>
      <text:p text:style-name="P6"><text:span text:style-name="T10">Head Teaching Assistant</text:span><text:span text:style-name="T5">, </text:span><text:span text:style-name="T10">Plate Tectonics and Earth History</text:span><text:span text:style-name="T5">, Spring 2012</text:span></text:p>
      <text:p text:style-name="P13">Responsibilities included teaching classes across the tree of life and geological principals, designing and writing quizzes and tests, preparing laboratory sections, grading assignment, driving students to field sites.</text:p>
      <text:p text:style-name="P17"/>
      <text:p text:style-name="P17">Professional Experience</text:p>
      <text:p text:style-name="P16"><text:span text:style-name="T10">Bio CT specialist</text:span><text:span text:style-name="T14"> Australian National University, Center for Advanced Microscopy 2018-2019<text:line-break/>Computed tomography Scanning at Scanning specimens for University and Australian Museum, Sydney</text:span></text:p>
      <text:p text:style-name="P6"><text:span text:style-name="T10">English Editing <text:line-break/></text:span><text:span text:style-name="T5">University of Zurich Paleontological Institute and Museum, 2014-Present <text:line-break/>Plaques for the Monte San Giorgio World Heritage Site, English Translations</text:span></text:p>
      <text:p text:style-name="P6"><text:span text:style-name="T10">Exploration Geology Internship <text:line-break/></text:span><text:span text:style-name="T5">Imagine Resources, LLC, Summer 2009, Winter 2009, Summer 2010 <text:line-break/></text:span><text:span text:style-name="T6">Created </text:span><text:span text:style-name="T5">digital cross sections used in publication </text:span></text:p>
      <text:p text:style-name="P6"><text:span text:style-name="T5">(Cornish, F. G. 2011. Incised Valleys of the Upper Wilcox, Middle Texas Gulf Coast: Additional Pathways for Wilcox Sand Delivery to the Deep Gulf of Mexico. South Texas Geological Society Bulletin 52:15-48), copying, rectifying, and importing maps to TKS, digitizing and correlating well logs, retrieving well logs </text:span><text:soft-page-break/><text:span text:style-name="T5">from various sources, integrating physical and digital media to create attractive prospect presentations, providing technical support for programs and devices.</text:span></text:p>
      <text:p text:style-name="P13"/>
      <text:p text:style-name="P17">Honors, Awards, and Achievements</text:p>
      <text:p text:style-name="P6"><text:span text:style-name="T5">2014: MS Tech Sessions </text:span><text:span text:style-name="T7">Best S</text:span><text:span text:style-name="T5">peaker award</text:span></text:p>
      <text:p text:style-name="P13">2012, 2013: Lundelius Scholarship; UT</text:p>
      <text:p text:style-name="P13">2012: Dorothy Ogden Carsey Memorial Scholarship Fund; UT</text:p>
      <text:p text:style-name="P13">2011: Bloomer Fund for Motivated Students; UT</text:p>
      <text:p text:style-name="P13">2010: The Louis and Elizabeth Scherck Geology Scholarship; UT</text:p>
      <text:p text:style-name="P13">2008-2013: Jackson School Scholarship; UT</text:p>
      <text:p text:style-name="P13">2008: Daughters of the American Revolution Scholarship</text:p>
      <text:p text:style-name="P13">2008: Ms Pete Scholarship</text:p>
      <text:p text:style-name="P17"/>
      <text:p text:style-name="P17">Presentations and Outreach</text:p>
      <text:p text:style-name="P6"><text:span text:style-name="T5">2017: Invited presentation </text:span><text:bookmark text:name="_GoBack"/><text:span text:style-name="T7">for the</text:span><text:span text:style-name="T5"> Neuroanatomy group in the University of Zurich </text:span></text:p>
      <text:p text:style-name="P13">2016: Public talk: Balance and Orientation-Lange Nacht der Museen, Zurich Switzerland</text:p>
      <text:p text:style-name="P13">2015: Public talk: Skulls and sensory systems -Lange Nacht der Museen, Zurich Switzerland</text:p>
      <text:p text:style-name="P6"><text:span text:style-name="T5">2014: Lange Nacht at the Museum, </text:span><text:span text:style-name="T8">Zurich Switzerland- Interactive exhibit</text:span></text:p>
      <text:p text:style-name="P6"><text:span text:style-name="T5">2013: Explore UT: </text:span><text:span text:style-name="T8">F</text:span><text:span text:style-name="T5">ossils, anatomy and evolution</text:span></text:p>
      <text:p text:style-name="P13">2008: Representative of the Texas Coastal Bend, Presented on ocean literacy and conservation at the Second National Student Summit on Oceans and Coasts in Washington DC</text:p>
      <text:p text:style-name="P17"/>
      <text:p text:style-name="P17">Publications</text:p>
      <text:p text:style-name="P4"><text:span text:style-name="T4">Latimer AE</text:span><text:span text:style-name="T2">, Giles S. 2018 A giant dapediid from the Late Triassic of Switzerland and insights into neopterygian phylogeny. </text:span></text:p>
      <text:p text:style-name="P6"><text:span text:style-name="T11">Latimer AE</text:span><text:span text:style-name="T5">, Loza CM, Sánchez-Villagra MR, Carlini AA. 2017 Supplemental information for "Sensory anatomy of the most aquatic of carnivorans: the Antarctic Ross seal, and convergences with other mammals". </text:span></text:p>
      <text:p text:style-name="P6"><text:span text:style-name="T5">Loza CM, </text:span><text:span text:style-name="T11">Latimer AE</text:span><text:span text:style-name="T5">, Sánchez-Villagra MR, Carlini AA. 2017 Sensory anatomy of the most aquatic of carnivorans: the Antarctic Ross seal, and convergences with other mammals. Biol. Lett. 20170489. MorphoMuseuM</text:span><text:span text:style-name="T18">.</text:span></text:p>
      <text:p text:style-name="P4"><text:span text:style-name="T2">Mautner A-K, </text:span><text:span text:style-name="T4">Latimer AE</text:span><text:span text:style-name="T2">, Fritz U, Scheyer TM. 2017 An updated description of the osteology of the pancake tortoise </text:span><text:span text:style-name="T3">Malacochersus tornieri</text:span><text:span text:style-name="T2"> (Testudines: Testudinidae) with special focus on intraspecific variation. J. Morphol. 278, 321-333. (doi:10.1002/jmor.20640)</text:span></text:p>
      <text:p text:style-name="P4"><text:span text:style-name="T2">Mautner A-K, </text:span><text:span text:style-name="T4">Latimer AE</text:span><text:span text:style-name="T2">, Uwe F, Scheyer. 2017 3D data and models related to the publication: An updated description of the osteology of the pancake tortoise </text:span><text:span text:style-name="T3">Malacochersus tornieri</text:span><text:span text:style-name="T2"> (Testudines: Testudinidae) with special focus on intraspecific variation. MorphoMuseuM 2, 2-4.</text:span></text:p>
      <text:p text:style-name="P17"/>
      <text:p text:style-name="P18"><text:bookmark-end text:name="CV"/></text:p>
      <text:p text:style-name="P19"><text:soft-page-break/></text:p>
      <text:p text:style-name="P18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oudy Old Style" svg:font-family="'Goudy Old Style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Kozuka Gothic Pr6N B" svg:font-family="'Kozuka Gothic Pr6N B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20%" fo:hyphenation-ladder-count="no-limit" style:vertical-align="baseline"/>
      <style:text-properties style:font-name="Minion Pro" fo:font-family="'Minion Pro'" style:font-family-generic="roman" style:font-pitch="variable" fo:font-size="16pt" style:letter-kerning="true" style:font-size-asian="16pt" style:font-name-complex="Calibri2" style:font-family-complex="Calibri" style:font-family-generic-complex="system" style:font-pitch-complex="variable" style:font-size-complex="16pt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padding-left="0cm" fo:padding-right="0cm" fo:padding-top="0cm" fo:padding-bottom="0.035cm" fo:border-left="none" fo:border-right="none" fo:border-top="none" fo:border-bottom="0.26pt solid #000000"/>
      <style:text-properties fo:font-variant="small-caps" fo:color="#000000" loext:opacity="100%" style:font-name="Goudy Old Style" fo:font-family="'Goudy Old Style'" style:font-family-generic="roman" style:font-pitch="variable" style:font-name-asian="Kozuka Gothic Pr6N B" style:font-family-asian="'Kozuka Gothic Pr6N B'" style:font-family-generic-asian="system" style:font-pitch-asian="variable"/>
    </style:style>
    <style:style style:name="Heading_20_3" style:display-name="Heading 3" style:family="paragraph" style:parent-style-name="Standard" style:default-outline-level="3" style:class="text">
      <style:paragraph-properties fo:margin-top="0.494cm" fo:margin-bottom="0.494cm" style:contextual-spacing="false" fo:line-height="120%" fo:hyphenation-ladder-count="no-limit" style:vertical-align="baseline"/>
      <style:text-properties style:font-name="Times New Roman" fo:font-family="'Times New Roman'" style:font-family-generic="roman" style:font-pitch="variable" fo:font-size="13.5pt" fo:font-weight="bold" style:letter-kerning="tru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line-height="120%" fo:keep-together="always" fo:hyphenation-ladder-count="no-limit" fo:keep-with-next="always" style:vertical-align="baseline"/>
      <style:text-properties fo:color="#2f5496" loext:opacity="100%" style:font-name="Calibri Light" fo:font-family="'Calibri Light'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071cm" fo:margin-bottom="0cm" style:contextual-spacing="false" fo:line-height="120%" fo:keep-together="always" fo:hyphenation-ladder-count="no-limit" fo:text-indent="1.27cm" style:auto-text-indent="false" fo:keep-with-next="always" style:vertical-align="baseline">
        <style:tab-stops>
          <style:tab-stop style:position="0.635cm"/>
        </style:tab-stops>
      </style:paragraph-properties>
      <style:text-properties fo:color="#2f5496" loext:opacity="100%" style:font-name="Calibri Light" fo:font-family="'Calibri Light'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line-height="120%" fo:keep-together="always" fo:hyphenation-ladder-count="no-limit" fo:keep-with-next="always" style:vertical-align="baseline"/>
      <style:text-properties fo:color="#1f3763" loext:opacity="100%" style:font-name="Calibri Light" fo:font-family="'Calibri Light'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line-height="120%" fo:keep-together="always" fo:hyphenation-ladder-count="no-limit" fo:keep-with-next="always" style:vertical-align="baseline"/>
      <style:text-properties fo:color="#1f3763" loext:opacity="100%" style:font-name="Calibri Light" fo:font-family="'Calibri Light'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line-height="120%" fo:keep-together="always" fo:hyphenation-ladder-count="no-limit" fo:keep-with-next="always" style:vertical-align="baseline"/>
      <style:text-properties fo:color="#272727" loext:opacity="100%" style:font-name="Calibri Light" fo:font-family="'Calibri Light'" style:font-family-generic="roman" style:font-pitch="variable" fo:font-size="10.5pt" style:letter-kerning="true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line-height="120%" fo:keep-together="always" fo:hyphenation-ladder-count="no-limit" fo:keep-with-next="always" style:vertical-align="baseline"/>
      <style:text-properties fo:color="#272727" loext:opacity="100%" style:font-name="Calibri Light" fo:font-family="'Calibri Light'" style:font-family-generic="roman" style:font-pitch="variable" fo:font-size="10.5pt" fo:font-style="italic" style:letter-kerning="true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Arial" fo:font-family="Arial" style:font-family-generic="roman" style:font-pitch="variable" fo:font-size="10pt" fo:language="en" fo:country="AU" style:font-name-asian="MS Mincho" style:font-family-asian="'MS Mincho'" style:font-family-generic-asian="system" style:font-pitch-asian="variable" style:font-size-asian="10pt" style:language-asian="ja" style:country-asian="JP" style:font-name-complex="Arial1" style:font-family-complex="Arial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ing_20_1_20_Char" style:display-name="Heading 1 Char" style:family="text" style:parent-style-name="Default_20_Paragraph_20_Font">
      <style:text-properties style:font-name="Minion Pro" fo:font-family="'Minion Pro'" style:font-family-generic="roman" style:font-pitch="variable" fo:font-size="16pt" style:letter-kerning="true" style:font-size-asian="16pt" style:font-name-complex="Calibri2" style:font-family-complex="Calibri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font-variant="small-caps" fo:color="#000000" loext:opacity="100%" style:font-name="Goudy Old Style" fo:font-family="'Goudy Old Style'" style:font-family-generic="roman" style:font-pitch="variable" style:font-name-asian="Kozuka Gothic Pr6N B" style:font-family-asian="'Kozuka Gothic Pr6N B'" style:font-family-generic-asian="system" style:font-pitch-asian="variabl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letter-kerning="tru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letter-kerning="true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letter-kerning="true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il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tyle="normal" fo:font-weight="normal" style:font-style-asian="normal" style:font-weight-asian="normal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fo:font-style="normal" fo:font-weight="normal" style:font-size-asian="11pt" style:font-style-asian="normal" style:font-weight-asian="normal"/>
    </style:style>
    <style:style style:name="ListLabel_20_7" style:display-name="ListLabel 7" style:family="text">
      <style:text-properties fo:font-style="normal" fo:font-weight="normal" style:font-style-asian="normal" style:font-weight-asian="normal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635cm" fo:margin-left="1.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905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shley</meta:initial-creator>
    <meta:editing-cycles>30</meta:editing-cycles>
    <meta:creation-date>2018-09-17T09:54:00</meta:creation-date>
    <dc:date>2021-11-03T10:39:45.139000000</dc:date>
    <meta:editing-duration>PT1H40M</meta:editing-duration>
    <meta:generator>LibreOffice/7.0.6.2$Windows_X86_64 LibreOffice_project/144abb84a525d8e30c9dbbefa69cbbf2d8d4ae3b</meta:generator>
    <meta:document-statistic meta:table-count="0" meta:image-count="0" meta:object-count="0" meta:page-count="4" meta:paragraph-count="69" meta:word-count="911" meta:character-count="6758" meta:non-whitespace-character-count="5879"/>
    <meta:user-defined meta:name="AppVersion">16.0000</meta:user-defined>
    <meta:template xlink:type="simple" xlink:actuate="onRequest" xlink:title="Normal.dotm" xlink:href=""/>
  </office:meta>
</office:document-meta>
</file>